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27fb" officeooo:paragraph-rsid="000327fb"/>
    </style:style>
    <style:style style:name="P2" style:family="paragraph" style:parent-style-name="Standard">
      <style:text-properties officeooo:rsid="0004e08e" officeooo:paragraph-rsid="0004e08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7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lan för grupp 15</text:h>
      <text:p text:style-name="P1"/>
      <text:p text:style-name="P1">Vi hade möte för planering den 10/2. </text:p>
      <text:p text:style-name="P1"/>
      <text:p text:style-name="P1">Från och med denna veckan har vi tänkt att vi arbetar tillsammans på fredagarna och onsdagarna. Heldag på fredagar och onsdagar efter lunch.</text:p>
      <text:p text:style-name="P1"/>
      <text:p text:style-name="P2">Vi tänkte att vi ansvarar för olika faser av projektet: pappersprototypen, riktiga prototypen och projektrapporten. <text:span text:style-name="T1">Där vi med ansvarar menar att man ser till att det blir färdigt. Johan ansvarar för pappersprototypen, Johannes ansvarar prototypen och Jonathan ansvarar för projektrappor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2-10T12:10:12.716863000</meta:creation-date>
    <dc:date>2015-02-10T12:41:33.378984000</dc:date>
    <dc:creator>Jonathan Helsing</dc:creator>
    <meta:editing-duration>PT31M16S</meta:editing-duration>
    <meta:editing-cycles>10</meta:editing-cycles>
    <meta:generator>LibreOffice/4.3.5.2$MacOSX_x86 LibreOffice_project/3a87456aaa6a95c63eea1c1b3201acedf0751bd5</meta:generator>
    <meta:document-statistic meta:table-count="0" meta:image-count="0" meta:object-count="0" meta:page-count="1" meta:paragraph-count="4" meta:word-count="74" meta:character-count="485" meta:non-whitespace-character-count="414"/>
  </office:meta>
</office:document-meta>
</file>